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5771" officeooo:paragraph-rsid="001e57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using a housing data set and thus using different algorithm to find the accuracy of my cod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20:08:38.653170982</meta:creation-date>
    <meta:editing-duration>PT9M32S</meta:editing-duration>
    <meta:editing-cycles>2</meta:editing-cycles>
    <meta:generator>LibreOffice/6.0.7.3$Linux_X86_64 LibreOffice_project/00m0$Build-3</meta:generator>
    <dc:date>2019-10-22T20:17:04.933265989</dc:date>
    <meta:document-statistic meta:table-count="0" meta:image-count="0" meta:object-count="0" meta:page-count="1" meta:paragraph-count="1" meta:word-count="19" meta:character-count="97" meta:non-whitespace-character-count="79"/>
  </office:meta>
</office:document-meta>
</file>